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ff99ff" draw:marker-start="" draw:marker-end="Arrow" draw:textarea-horizontal-align="center" draw:textarea-vertical-align="middle"/>
    </style:style>
    <style:style style:name="gr2" style:family="graphic">
      <style:graphic-properties draw:fill-color="#ff950e" draw:textarea-horizontal-align="center" draw:textarea-vertical-align="middle"/>
    </style:style>
    <style:style style:name="gr3" style:family="graphic">
      <style:graphic-properties svg:stroke-width="0.1cm" svg:stroke-color="#9900ff" draw:marker-start-width="0.5cm" draw:marker-end-width="0.5cm" draw:fill="solid" draw:fill-color="#cfe7f5" draw:opacity="0%" draw:textarea-horizontal-align="justify" draw:textarea-vertical-align="middle" draw:auto-grow-height="false" fo:min-height="0cm" fo:min-width="0cm" fo:padding-top="0.05cm" fo:padding-bottom="0.05cm" fo:padding-left="0.05cm" fo:padding-right="0.05cm" draw:shadow-opacity="0%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fill-color="#9999ff" draw:textarea-horizontal-align="justify" draw:textarea-vertical-align="middle" draw:auto-grow-height="false" fo:min-height="0cm" fo:min-width="0cm"/>
    </style:style>
    <style:style style:name="gr6" style:family="graphic">
      <style:graphic-properties svg:stroke-width="0.1cm" svg:stroke-color="#ff3333" draw:marker-start="Arrow" draw:marker-start-width="0.2cm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ff3333" draw:marker-start="Arrow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ผังแสดงตำแหน่ง อุปกรณ์ ด่านชั่งน้ำหนัก พระโขนง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>
            <draw:line table:end-cell-address="Sheet1.D5" table:end-x="1.311cm" table:end-y="0.2cm" draw:z-index="9" draw:style-name="gr1" draw:text-style-name="P1" svg:x1="1.311cm" svg:y1="0.2cm" svg:x2="0.559cm" svg:y2="0.2cm">
              <text:p/>
            </draw:line>
            <draw:ellipse table:end-cell-address="Sheet1.D5" table:end-x="0.474cm" table:end-y="0.372cm" draw:z-index="10" draw:style-name="gr2" draw:text-style-name="P1" svg:width="0.474cm" svg:height="0.344cm" svg:x="0cm" svg:y="0.028cm">
              <text:p/>
            </draw:ellipse>
          </table:table-cell>
          <table:table-cell table:style-name="ce2" office:value-type="string">
            <text:p>เสาไฟสัญญาณจราจร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>
            <text:p>เขียว – แดง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Sheet1.C15" table:end-x="1.924cm" table:end-y="0.373cm" draw:z-index="5" draw:style-name="gr3" svg:width="1.84cm" svg:height="2.046cm" svg:x="0.084cm" svg:y="0.1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ขดลวด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ตรวจวัด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ยานยนต์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rect table:end-cell-address="Sheet1.C18" table:end-x="2.119cm" table:end-y="0.08cm" draw:z-index="4" draw:style-name="gr4" draw:text-style-name="P2" svg:width="2.119cm" svg:height="0.797cm" svg:x="0cm" svg:y="0.187cm">
              <text:p text:style-name="P1"><text:span text:style-name="T1">แท่นชั่งเล็ก</text:span></text:p>
            </draw:rect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>
            <draw:rect table:end-cell-address="Sheet1.D22" table:end-x="1.45cm" table:end-y="0.187cm" draw:z-index="0" draw:style-name="gr4" draw:text-style-name="P2" svg:width="1.422cm" svg:height="1.594cm" svg:x="0.028cm" svg:y="0.399cm">
              <text:p text:style-name="P1"><text:span text:style-name="T1">ห้องชั่ง</text:span></text:p>
            </draw:rect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>
            <draw:custom-shape table:end-cell-address="Sheet1.D36" table:end-x="0.168cm" table:end-y="0.242cm" draw:z-index="2" draw:style-name="gr5" svg:width="0.419cm" svg:height="6.337cm" svg:x="2.007cm" svg:y="0.26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ระยะทา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ประมาณ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25 เมตร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>
            <text:p>3 เมตร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rect table:end-cell-address="Sheet1.C45" table:end-x="2.091cm" table:end-y="0.164cm" draw:z-index="1" draw:style-name="gr4" draw:text-style-name="P2" svg:width="1.868cm" svg:height="3.9cm" svg:x="0.223cm" svg:y="0.348cm">
              <text:p text:style-name="P1"><text:span text:style-name="T1">แท่นชั่ง</text:span></text:p>
            </draw:rect>
            <draw:line table:end-cell-address="Sheet1.C36" table:end-x="2.147cm" table:end-y="0.226cm" draw:z-index="8" draw:style-name="gr6" draw:text-style-name="P1" svg:x1="0.223cm" svg:y1="0.202cm" svg:x2="2.147cm" svg:y2="0.226cm">
              <text:p/>
            </draw:line>
          </table:table-cell>
          <table:table-cell>
            <draw:line table:end-cell-address="Sheet1.D45" table:end-x="0.949cm" table:end-y="0.114cm" draw:z-index="3" draw:style-name="gr7" draw:text-style-name="P1" svg:x1="0.949cm" svg:y1="0.407cm" svg:x2="0.949cm" svg:y2="4.198cm">
              <text:p/>
            </draw:line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>
            <text:p>12 เมตร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>
            <draw:ellipse table:end-cell-address="Sheet1.D47" table:end-x="0.307cm" table:end-y="0.253cm" draw:z-index="6" draw:style-name="gr8" draw:text-style-name="P1" svg:width="0.307cm" svg:height="0.239cm" svg:x="0cm" svg:y="0.014cm">
              <text:p/>
            </draw:ellipse>
            <draw:line table:end-cell-address="Sheet1.D47" table:end-x="1.311cm" table:end-y="0.2cm" draw:z-index="7" draw:style-name="gr1" draw:text-style-name="P1" svg:x1="1.311cm" svg:y1="0.2cm" svg:x2="0.559cm" svg:y2="0.2cm">
              <text:p/>
            </draw:line>
          </table:table-cell>
          <table:table-cell table:style-name="ce2" office:value-type="string">
            <text:p>เสาตัวเลขแสดงค่าน้ำหนัก</text:p>
          </table:table-cell>
          <table:table-cell table:style-name="ce2"/>
        </table:table-row>
        <table:table-row table:style-name="ro3">
          <table:table-cell table:number-columns-repeated="3"/>
          <table:table-cell office:value-type="string">
            <text:p>ที่ต่อออกมาภายนอก (Remote Display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20/10/2022</text:date>, <text:time>16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2-10-20T15:53:07.69</meta:creation-date>
    <dc:date>2022-10-20T16:18:06.75</dc:date>
    <dc:creator>Sompong Jongmeesuk</dc:creator>
    <meta:editing-duration>PT8M26S</meta:editing-duration>
    <meta:editing-cycles>3</meta:editing-cycles>
    <meta:generator>OpenOffice/4.1.13$Win32 OpenOffice.org_project/4113m1$Build-9810</meta:generator>
    <meta:document-statistic meta:table-count="3" meta:cell-count="13" meta:object-count="11"/>
  </office:meta>
</office:document-meta>
</file>